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Negrita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32pt" officeooo:rsid="00075caa" officeooo:paragraph-rsid="00075caa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075caa" officeooo:paragraph-rsid="00075caa" style:font-size-asian="28pt" style:font-size-complex="32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  <style:text-properties officeooo:rsid="000a7437" officeooo:paragraph-rsid="000a7437"/>
    </style:style>
    <style:style style:name="P8" style:family="paragraph" style:parent-style-name="Text_20_body">
      <style:text-properties officeooo:paragraph-rsid="000a7437"/>
    </style:style>
    <style:style style:name="P9" style:family="paragraph" style:parent-style-name="Text_20_body">
      <style:text-properties officeooo:rsid="000a7437" officeooo:paragraph-rsid="000a7437"/>
    </style:style>
    <style:style style:name="P10" style:family="paragraph" style:parent-style-name="Text_20_body">
      <style:text-properties officeooo:rsid="000a7437" officeooo:paragraph-rsid="000beff4"/>
    </style:style>
    <style:style style:name="P11" style:family="paragraph" style:parent-style-name="Text_20_body">
      <style:text-properties officeooo:rsid="000beff4" officeooo:paragraph-rsid="000beff4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officeooo:rsid="000e382a" officeooo:paragraph-rsid="000e382a"/>
    </style:style>
    <style:style style:name="P14" style:family="paragraph" style:parent-style-name="Heading_20_2">
      <style:text-properties officeooo:paragraph-rsid="000a7437"/>
    </style:style>
    <style:style style:name="T1" style:family="text">
      <style:text-properties officeooo:rsid="000beff4"/>
    </style:style>
    <style:style style:name="T2" style:family="text">
      <style:text-properties officeooo:rsid="000a743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RTADA</text:p>
      <text:table-of-content text:style-name="Sect1" text:protected="true" text:name="Sumario1">
        <text:table-of-content-source text:outline-level="10">
          <text:index-title-template text:style-name="Standard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Índice</text:p>
          </text:index-title>
          <text:p text:style-name="P4"><text:a xlink:type="simple" xlink:href="#__RefHeading___Toc3_8571555" text:style-name="Index_20_Link" text:visited-style-name="Index_20_Link">Resumen<text:tab/>3</text:a></text:p>
          <text:p text:style-name="P4"><text:a xlink:type="simple" xlink:href="#__RefHeading___Toc86_2020643790" text:style-name="Index_20_Link" text:visited-style-name="Index_20_Link">Público Objetivo<text:tab/>3</text:a></text:p>
          <text:p text:style-name="P4"><text:a xlink:type="simple" xlink:href="#__RefHeading___Toc88_2020643790" text:style-name="Index_20_Link" text:visited-style-name="Index_20_Link">Estructura de la compañía<text:tab/>3</text:a></text:p>
          <text:p text:style-name="P4"><text:a xlink:type="simple" xlink:href="#__RefHeading___Toc90_2020643790" text:style-name="Index_20_Link" text:visited-style-name="Index_20_Link">Misión, Visión y Valores<text:tab/>3</text:a></text:p>
          <text:p text:style-name="P4"><text:a xlink:type="simple" xlink:href="#__RefHeading___Toc92_2020643790" text:style-name="Index_20_Link" text:visited-style-name="Index_20_Link">Metas Financieras<text:tab/>3</text:a></text:p>
          <text:p text:style-name="P4"><text:a xlink:type="simple" xlink:href="#__RefHeading___Toc94_2020643790" text:style-name="Index_20_Link" text:visited-style-name="Index_20_Link">Análisis de la industria y ventaja competitiva<text:tab/>3</text:a></text:p>
          <text:p text:style-name="P4"><text:a xlink:type="simple" xlink:href="#__RefHeading___Toc96_2020643790" text:style-name="Index_20_Link" text:visited-style-name="Index_20_Link">Productos o servicios<text:tab/>3</text:a></text:p>
          <text:p text:style-name="P4"><text:a xlink:type="simple" xlink:href="#__RefHeading___Toc98_2020643790" text:style-name="Index_20_Link" text:visited-style-name="Index_20_Link">Departamentos<text:tab/>3</text:a></text:p>
          <text:p text:style-name="P5"><text:a xlink:type="simple" xlink:href="#__RefHeading___Toc5_8571555%20Copia%201" text:style-name="Index_20_Link" text:visited-style-name="Index_20_Link">Titulo 2<text:tab/>3</text:a></text:p>
          <text:p text:style-name="P4"><text:a xlink:type="simple" xlink:href="#__RefHeading___Toc100_2020643790" text:style-name="Index_20_Link" text:visited-style-name="Index_20_Link">Personal<text:tab/>3</text:a></text:p>
          <text:p text:style-name="P4"><text:a xlink:type="simple" xlink:href="#__RefHeading___Toc102_2020643790" text:style-name="Index_20_Link" text:visited-style-name="Index_20_Link">Proveedores y clientes<text:tab/>3</text:a></text:p>
        </text:index-body>
      </text:table-of-content>
      <text:h text:style-name="P6" text:outline-level="1"/>
      <text:h text:style-name="P7" text:outline-level="1"><text:bookmark-start text:name="__RefHeading___Toc3_8571555"/>Resumen<text:bookmark-end text:name="__RefHeading___Toc3_8571555"/></text:h>
      <text:p text:style-name="P8"/>
      <text:p text:style-name="P9">*Nombre por decidir* es una empresa nacida en el año 2025 con sede en Madrid, España.</text:p>
      <text:p text:style-name="P10">*Nombre por decidir* <text:span text:style-name="T1">nace con la idea de facilitar y mejorar la experiencia del entusiasta de los juegos de cartas coleccionables, ofreciendo un servicio de compraventa de las mismas a medida de cada consumidor.</text:span></text:p>
      <text:p text:style-name="P10"/>
      <text:h text:style-name="Heading_20_1" text:outline-level="1"><text:bookmark-start text:name="__RefHeading___Toc86_2020643790"/>Público Objetivo<text:bookmark-end text:name="__RefHeading___Toc86_2020643790"/></text:h>
      <text:p text:style-name="Text_20_body"/>
      <text:p text:style-name="P11">El publico objetivo de <text:span text:style-name="T2">*Nombre por decidir* </text:span>son principalmente las tiendas de juegos locales (LGS) y sus jugadores. Al final del dia lo que nuestros clientes necesitan es una forma fácil, rápida y fiable de vender las cartas que les toquen y poder comprar otras nuevas para formar sus barajas, <text:span text:style-name="T2">*Nombre por decidir* </text:span>ofrece una plataforma con las que vender tus cartas pudiendo consultar las estadísticas de mercado ademas de una funcionalidad de construcción de barajas que permite pedir todas las cartas necesarias y una vez recopiladas se te enviaran a tu domicilio o tienda local mas cercana.</text:p>
      <text:p text:style-name="P11"/>
      <text:h text:style-name="P6" text:outline-level="1"/>
      <text:h text:style-name="P12" text:outline-level="1"><text:bookmark-start text:name="__RefHeading___Toc88_2020643790"/>Estructura de la compañ<text:span text:style-name="T2">í</text:span>a<text:bookmark-end text:name="__RefHeading___Toc88_2020643790"/></text:h>
      <text:p text:style-name="Standard"/>
      <text:p text:style-name="P13">Sociedad limitada (S.L), </text:p>
      <text:h text:style-name="P12" text:outline-level="1"><text:bookmark-start text:name="__RefHeading___Toc90_2020643790"/>Misión, Visión y Valores<text:bookmark-end text:name="__RefHeading___Toc90_2020643790"/></text:h>
      <text:h text:style-name="Heading_20_1" text:outline-level="1"><text:bookmark-start text:name="__RefHeading___Toc92_2020643790"/>Metas Financieras<text:bookmark-end text:name="__RefHeading___Toc92_2020643790"/></text:h>
      <text:h text:style-name="Heading_20_1" text:outline-level="1"><text:bookmark-start text:name="__RefHeading___Toc94_2020643790"/>Análisis de la industria y ventaja competitiva<text:bookmark-end text:name="__RefHeading___Toc94_2020643790"/></text:h>
      <text:h text:style-name="Heading_20_1" text:outline-level="1"><text:bookmark-start text:name="__RefHeading___Toc96_2020643790"/>Productos o servicios<text:bookmark-end text:name="__RefHeading___Toc96_2020643790"/></text:h>
      <text:h text:style-name="Heading_20_1" text:outline-level="1"><text:bookmark-start text:name="__RefHeading___Toc98_2020643790"/>Departamentos<text:bookmark-end text:name="__RefHeading___Toc98_2020643790"/></text:h>
      <text:h text:style-name="P14" text:outline-level="2"><text:bookmark-start text:name="__RefHeading___Toc5_8571555 Copia 1"/>Titulo 2<text:bookmark-end text:name="__RefHeading___Toc5_8571555 Copia 1"/></text:h>
      <text:h text:style-name="Heading_20_1" text:outline-level="1"><text:bookmark-start text:name="__RefHeading___Toc100_2020643790"/>Personal<text:bookmark-end text:name="__RefHeading___Toc100_2020643790"/></text:h>
      <text:h text:style-name="Heading_20_1" text:outline-level="1"><text:bookmark-start text:name="__RefHeading___Toc102_2020643790"/>Proveedores y clientes<text:bookmark-end text:name="__RefHeading___Toc102_2020643790"/></text:h>
      <text:h text:style-name="Heading_20_2" text:outline-level="2"><text:bookmark text:name="__RefHeading___Toc5_8571555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Negrita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Times New Roman" fo:font-family="'Times New Roman'" style:font-style-name="Negrit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Times New Roman" fo:font-family="'Times New Roman'" style:font-style-name="Negrit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5caa" officeooo:paragraph-rsid="00075caa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075caa" officeooo:paragraph-rsid="00075caa"/>
    </style:style>
    <style:style style:name="MT1" style:family="text">
      <style:text-properties officeooo:rsid="0008cf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>
      <style:header>
        <text:p text:style-name="MP1">Sistemas de Gestión Empresarial</text:p>
        <text:p text:style-name="MP1">UD1</text:p>
      </style:header>
      <style:footer>
        <text:p text:style-name="MP2"><text:span text:style-name="MT1">Página </text:span><text:page-number text:select-page="current">2</text:page-number><text:s/><text:span text:style-name="MT1">de </text:span><text:span text:style-name="MT1"><text:page-count>5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Sistemas de Gestión Empresarial</text:p>
        <text:p text:style-name="MP1">UD1</text:p>
      </style:header>
      <style:footer>
        <text:p text:style-name="MP3">Pablo López Couso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09:33:06.212763600</meta:creation-date>
    <dc:date>2025-09-26T09:48:05.556687300</dc:date>
    <meta:editing-duration>PT1H8M47S</meta:editing-duration>
    <meta:editing-cycles>6</meta:editing-cycles>
    <meta:generator>LibreOffice/25.2.1.2$Windows_X86_64 LibreOffice_project/d3abf4aee5fd705e4a92bba33a32f40bc4e56f49</meta:generator>
    <meta:document-statistic meta:table-count="0" meta:image-count="0" meta:object-count="0" meta:page-count="5" meta:paragraph-count="34" meta:word-count="241" meta:character-count="1462" meta:non-whitespace-character-count="1254"/>
  </office:meta>
</office:document-meta>
</file>